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>
      <style:text-properties fo:font-style="italic" style:font-style-asian="italic"/>
    </style:style>
    <style:style style:name="P21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2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wuvn3ny1gac"/>Rapport<text:span text:style-name="T1"> </text:span>d’intervention</text:p>
      <text:p text:style-name="P4"/>
      <text:p text:style-name="P15"><text:bookmark text:name="_x2q7u333p8ft"/>NOM_DU_CLIENT</text:p>
      <text:p text:style-name="P5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</text:span><text:span text:style-name="T6">s</text:span><text:span text:style-name="T4">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7">[<text:span text:style-name="T7">Insérer ici une capture des scores Lighthouse avant optimisation</text:span><text:span text:style-name="T2">]</text:span></text:p>
      <text:p text:style-name="Heading_20_2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16"><text:bookmark text:name="_75j88ale97cb"/>II - Détails des optimisations et interventions effectuées</text:p>
      <text:p text:style-name="P10"><text:bookmark text:name="_uxfyskso5n4s"/><text:span text:style-name="T1">1 - Les </text:span>i<text:span text:style-name="T1">mages</text:span></text:p>
      <text:p text:style-name="P7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18"><text:span text:style-name="T2">…</text:span></text:p>
        </text:list-item>
        <text:list-item>
          <text:p text:style-name="P19">…</text:p>
        </text:list-item>
        <text:list-item>
          <text:p text:style-name="P19">…</text:p>
        </text:list-item>
      </text:list>
      <text:p text:style-name="P7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0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20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20">[Lister les modifications faites pour valider l’accessibilité]</text:p>
      <text:p text:style-name="P9"><text:bookmark text:name="_s89pup9bbtic"/><text:soft-page-break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21">Action</text:p>
          </table:table-cell>
          <table:table-cell table:style-name="Table1.A1" office:value-type="string">
            <text:p text:style-name="P21">Résultat initial</text:p>
          </table:table-cell>
          <table:table-cell table:style-name="Table1.A1" office:value-type="string">
            <text:p text:style-name="P21">Résultat attendu</text:p>
          </table:table-cell>
          <table:table-cell table:style-name="Table1.A1" office:value-type="string">
            <text:p text:style-name="P21">Statut</text:p>
          </table:table-cell>
          <table:table-cell table:style-name="Table1.A1" office:value-type="string">
            <text:p text:style-name="P21">Remarques et commentaires</text:p>
          </table:table-cell>
        </table:table-row>
        <table:table-row table:style-name="Table1.2"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>À faire / Résolu</text:p>
          </table:table-cell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22">2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  <meta:document-statistic meta:table-count="1" meta:image-count="0" meta:object-count="0" meta:page-count="3" meta:paragraph-count="48" meta:word-count="248" meta:character-count="1468" meta:non-whitespace-character-count="1270"/>
  </office:meta>
</office:document-meta>
</file>